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visibility="hidden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7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 draw:shadow-color="#808080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5.5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5.35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outline1">
      <style:graphic-properties fo:min-height="15.989cm"/>
    </style:style>
    <style:style style:name="pr9" style:family="presentation" style:parent-style-name="ChoirMass-title">
      <style:graphic-properties draw:auto-grow-height="true" fo:min-height="3.506cm"/>
    </style:style>
    <style:style style:name="pr10" style:family="presentation" style:parent-style-name="ChoirMass-outline1">
      <style:graphic-properties fo:min-height="11.929cm"/>
    </style:style>
    <style:style style:name="pr11" style:family="presentation" style:parent-style-name="ChoirMass-notes">
      <style:graphic-properties draw:fill-color="#ffffff" fo:min-height="13.364cm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399cm" fo:min-width="0cm" fo:padding-top="0.108cm" fo:padding-bottom="0cm" fo:padding-left="0cm" fo:padding-right="0cm" fo:wrap-option="wrap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505cm" fo:min-width="0cm" fo:padding-top="0.098cm" fo:padding-bottom="0cm" fo:padding-left="0cm" fo:padding-right="0cm" fo:wrap-option="wrap" draw:shadow-color="#808080"/>
    </style:style>
    <style:style style:name="pr14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3.107cm" fo:min-width="0cm" fo:padding-top="0.13cm" fo:padding-bottom="0.13cm" fo:padding-left="0.25cm" fo:padding-right="0.25cm" fo:wrap-option="no-wrap" draw:shadow-color="#808080"/>
    </style:style>
    <style:style style:name="pr15" style:family="presentation" style:parent-style-name="Default-title">
      <style:graphic-properties draw:stroke="none" draw:fill="none" draw:fill-color="#ffffff" fo:min-height="3.507cm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083cm" fo:min-width="0cm" fo:padding-top="0.098cm" fo:padding-bottom="0cm" fo:padding-left="0cm" fo:padding-right="0cm" fo:wrap-option="wrap" draw:shadow-color="#808080"/>
    </style:style>
    <style:style style:name="pr17" style:family="presentation" style:parent-style-name="Default-outline1">
      <style:graphic-properties fo:min-height="11.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20pt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.952cm" fo:margin-right="0cm" fo:margin-top="0cm" fo:margin-bottom="0.502cm" fo:line-height="93%" fo:text-indent="-0.952cm" style:punctuation-wrap="hanging" style:line-break="strict"/>
    </style:style>
    <style:style style:name="P6" style:family="paragraph">
      <style:paragraph-properties style:writing-mode="lr-tb" style:font-independent-line-spacing="true"/>
      <style:text-properties fo:font-weight="normal" style:font-weight-asian="normal" style:font-weight-complex="normal"/>
    </style:style>
    <style:style style:name="P7" style:family="paragraph">
      <style:paragraph-properties fo:margin-left="0.952cm" fo:margin-right="0cm" fo:margin-top="0cm" fo:margin-bottom="0.502cm" fo:line-height="93%" fo:text-indent="-0.952cm" style:line-break="strict"/>
    </style:style>
    <style:style style:name="P8" style:family="paragraph">
      <style:paragraph-properties fo:margin-left="0.952cm" fo:margin-right="0cm" fo:margin-top="0cm" fo:margin-bottom="0.502cm" fo:line-height="93%" fo:text-align="center" fo:text-indent="-0.952cm" style:punctuation-wrap="hanging" style:line-break="strict"/>
    </style:style>
    <style:style style:name="P9" style:family="paragraph">
      <style:paragraph-properties fo:margin-left="0.952cm" fo:margin-right="0cm" fo:margin-top="0cm" fo:margin-bottom="0.502cm" fo:line-height="93%" fo:text-align="center" fo:text-indent="-0.952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  <style:tab-stop style:position="25.254cm"/>
          <style:tab-stop style:position="26.502cm"/>
          <style:tab-stop style:position="27.75cm"/>
          <style:tab-stop style:position="28.998cm"/>
        </style:tab-stops>
      </style:paragraph-properties>
    </style:style>
    <style:style style:name="P10" style:family="paragraph">
      <style:paragraph-properties fo:margin-left="0.952cm" fo:margin-right="0cm" fo:margin-top="0cm" fo:margin-bottom="0.502cm" fo:line-height="93%" fo:text-align="center" fo:text-indent="-0.952cm" style:punctuation-wrap="hanging" style:line-break="strict">
        <style:tab-stops>
          <style:tab-stop style:position="0cm"/>
          <style:tab-stop style:position="1.499cm"/>
          <style:tab-stop style:position="3.955cm"/>
          <style:tab-stop style:position="6.411cm"/>
          <style:tab-stop style:position="8.867cm"/>
          <style:tab-stop style:position="11.324cm"/>
          <style:tab-stop style:position="13.78cm"/>
          <style:tab-stop style:position="16.236cm"/>
          <style:tab-stop style:position="18.692cm"/>
          <style:tab-stop style:position="21.149cm"/>
          <style:tab-stop style:position="23.605cm"/>
          <style:tab-stop style:position="26.061cm"/>
          <style:tab-stop style:position="28.517cm"/>
          <style:tab-stop style:position="28.998cm"/>
        </style:tab-stops>
      </style:paragraph-properties>
    </style:style>
    <style:style style:name="P11" style:family="paragraph">
      <style:paragraph-properties fo:line-height="100%" style:punctuation-wrap="hanging" style:line-break="strict"/>
      <style:text-properties fo:font-size="36pt" style:font-size-asian="36pt" style:font-size-complex="36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paragraph-properties fo:line-height="100%" style:punctuation-wrap="hanging" style:line-break="strict"/>
    </style:style>
    <style:style style:name="P14" style:family="paragraph">
      <style:paragraph-properties fo:margin-left="0.921cm" fo:margin-right="0cm" fo:margin-top="0.264cm" fo:margin-bottom="0cm" fo:text-indent="-0.921cm" style:punctuation-wrap="hanging" style:line-break="strict"/>
    </style:style>
    <style:style style:name="P15" style:family="paragraph">
      <style:paragraph-properties fo:margin-left="0.921cm" fo:margin-right="0cm" fo:margin-top="0.158cm" fo:margin-bottom="0cm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16" style:family="paragraph">
      <style:text-properties fo:font-size="40pt" style:font-size-asian="40pt" style:font-size-complex="40pt"/>
    </style:style>
    <style:style style:name="P17" style:family="paragraph">
      <style:paragraph-properties fo:margin-left="0.952cm" fo:margin-right="0cm" fo:text-indent="-0.952cm" style:punctuation-wrap="hanging" style:line-break="strict"/>
    </style:style>
    <style:style style:name="P18" style:family="paragraph">
      <style:text-properties style:font-name="Verdana1" fo:font-size="36pt" style:font-size-asian="36pt" style:font-size-complex="36pt"/>
    </style:style>
    <style:style style:name="P19" style:family="paragraph">
      <style:paragraph-properties fo:margin-left="0.921cm" fo:margin-right="0cm" fo:margin-top="0.317cm" fo:margin-bottom="0cm" fo:line-height="90%" fo:text-indent="-0.921cm" style:punctuation-wrap="hanging" style:line-break="strict">
        <style:tab-stops>
          <style:tab-stop style:position="0cm"/>
          <style:tab-stop style:position="1.534cm"/>
          <style:tab-stop style:position="3.99cm"/>
          <style:tab-stop style:position="6.447cm"/>
          <style:tab-stop style:position="8.903cm"/>
          <style:tab-stop style:position="11.359cm"/>
          <style:tab-stop style:position="13.815cm"/>
          <style:tab-stop style:position="16.271cm"/>
          <style:tab-stop style:position="18.728cm"/>
          <style:tab-stop style:position="21.184cm"/>
          <style:tab-stop style:position="23.64cm"/>
          <style:tab-stop style:position="26.096cm"/>
          <style:tab-stop style:position="28.552cm"/>
        </style:tab-stops>
      </style:paragraph-properties>
    </style:style>
    <style:style style:name="P20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21" style:family="paragraph">
      <style:paragraph-properties fo:margin-left="0.952cm" fo:margin-right="0cm" fo:margin-top="0cm" fo:margin-bottom="0cm" fo:text-indent="-0.952cm"/>
    </style:style>
    <style:style style:name="P22" style:family="paragraph">
      <style:text-properties fo:color="#ffffff" fo:font-size="40pt" style:font-size-asian="40pt" style:font-size-complex="40pt"/>
    </style:style>
    <style:style style:name="P23" style:family="paragraph">
      <style:paragraph-properties fo:margin-left="0cm" fo:margin-right="0cm" fo:margin-top="0cm" fo:margin-bottom="0cm" fo:text-indent="0cm" style:punctuation-wrap="hanging" style:line-break="strict"/>
    </style:style>
    <style:style style:name="P24" style:family="paragraph">
      <style:paragraph-properties fo:margin-left="0cm" fo:margin-right="0cm" fo:margin-top="0cm" fo:margin-bottom="0cm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5" style:family="paragraph">
      <style:paragraph-properties fo:margin-left="2.151cm" fo:margin-right="0cm" fo:margin-top="0.282cm" fo:margin-bottom="0cm" fo:line-height="100%" fo:text-align="center" fo:text-indent="-1.834cm" style:punctuation-wrap="hanging" style:line-break="strict"/>
    </style:style>
    <style:style style:name="P26" style:family="paragraph">
      <style:paragraph-properties fo:margin-left="2.151cm" fo:margin-right="0cm" fo:margin-top="0.282cm" fo:margin-bottom="0cm" fo:line-height="100%" fo:text-align="center" fo:text-indent="0cm" style:punctuation-wrap="hanging" style:line-break="strict" style:writing-mode="lr-tb" style:font-independent-line-spacing="true"/>
      <style:text-properties fo:font-size="26.5pt"/>
    </style:style>
    <style:style style:name="P27" style:family="paragraph">
      <style:paragraph-properties fo:line-height="90%" style:punctuation-wrap="hanging" style:line-break="strict"/>
    </style:style>
    <style:style style:name="T1" style:family="text">
      <style:text-properties fo:color="#ff0000"/>
    </style:style>
    <style:style style:name="T2" style:family="text">
      <style:text-properties fo:language="en" fo:country="AU"/>
    </style:style>
    <style:style style:name="T3" style:family="text">
      <style:text-properties fo:font-size="36pt" fo:language="en" fo:country="US" fo:font-weight="normal" style:font-size-asian="36pt" style:font-weight-asian="normal" style:font-size-complex="36pt" style:font-weight-complex="normal"/>
    </style:style>
    <style:style style:name="T4" style:family="text">
      <style:text-properties fo:font-size="36pt" fo:language="en" fo:country="AU" style:font-size-asian="36pt" style:font-size-complex="36pt"/>
    </style:style>
    <style:style style:name="T5" style:family="text">
      <style:text-properties fo:font-size="36pt" fo:language="en" fo:country="US" style:font-size-asian="36pt" style:font-size-complex="36pt"/>
    </style:style>
    <style:style style:name="T6" style:family="text">
      <style:text-properties fo:color="#ffffff" style:font-name="Verdana1" fo:font-size="36pt" fo:language="en" fo:country="AU" style:font-name-asian="DejaVu Sans1" style:font-size-asian="36pt" style:font-name-complex="DejaVu Sans1" style:font-size-complex="36pt"/>
    </style:style>
    <style:style style:name="T7" style:family="text">
      <style:text-properties fo:color="#ffffff" style:font-name="Verdana1" fo:font-size="32pt" fo:language="en" fo:country="AU" style:font-name-asian="DejaVu Sans1" style:font-size-asian="32pt" style:font-name-complex="DejaVu Sans1" style:font-size-complex="32pt"/>
    </style:style>
    <style:style style:name="T8" style:family="text">
      <style:text-properties fo:font-size="40pt" fo:language="en" fo:country="US" style:font-size-asian="40pt" style:font-size-complex="40pt"/>
    </style:style>
    <style:style style:name="T9" style:family="text">
      <style:text-properties fo:font-size="32pt" fo:language="en" fo:country="US" style:font-size-asian="32pt" style:font-size-complex="32pt"/>
    </style:style>
    <style:style style:name="T10" style:family="text">
      <style:text-properties fo:font-size="32pt" fo:language="en" fo:country="US" fo:font-style="italic" style:font-size-asian="32pt" style:font-style-asian="italic" style:font-size-complex="32pt" style:font-style-complex="italic"/>
    </style:style>
    <style:style style:name="T11" style:family="text">
      <style:text-properties fo:color="#ffffff" fo:font-size="40pt" fo:language="en" fo:country="US" style:font-size-asian="40pt" style:font-size-complex="40pt"/>
    </style:style>
    <style:style style:name="T12" style:family="text">
      <style:text-properties fo:color="#ffff00" fo:font-size="40pt" fo:language="en" fo:country="US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3" style:family="text">
      <style:text-properties fo:color="#ffffff" style:font-name="Verdana1" fo:font-size="36pt" fo:language="en" fo:country="AU" style:font-size-asian="36pt" style:font-size-complex="36pt"/>
    </style:style>
    <style:style style:name="T14" style:family="text">
      <style:text-properties style:font-name="Verdana1" fo:font-size="36pt" fo:language="en" fo:country="AU" style:font-size-asian="36pt" style:font-size-complex="36pt"/>
    </style:style>
    <style:style style:name="T15" style:family="text">
      <style:text-properties fo:color="#ff0000" fo:font-size="36pt" fo:language="en" fo:country="US" fo:font-weight="normal" style:font-size-asian="36pt" style:font-weight-asian="normal" style:font-size-complex="36pt" style:font-weight-complex="normal"/>
    </style:style>
    <style:style style:name="T16" style:family="text">
      <style:text-properties fo:color="#ffff66" fo:font-size="36pt" fo:language="en" fo:country="US" fo:font-weight="normal" style:font-size-asian="36pt" style:font-weight-asian="normal" style:font-size-complex="36pt" style:font-weight-complex="normal"/>
    </style:style>
    <style:style style:name="T17" style:family="text">
      <style:text-properties fo:color="#808080" fo:font-size="36pt" fo:language="en" fo:country="US" fo:font-weight="normal" style:font-size-asian="36pt" style:font-weight-asian="normal" style:font-size-complex="36pt" style:font-weight-complex="normal"/>
    </style:style>
    <style:style style:name="T18" style:family="text">
      <style:text-properties fo:color="#ffff00" fo:font-size="36pt" fo:language="en" fo:country="US" fo:font-weight="normal" style:font-size-asian="36pt" style:font-weight-asian="normal" style:font-size-complex="36pt" style:font-weight-complex="normal"/>
    </style:style>
    <style:style style:name="T19" style:family="text">
      <style:text-properties fo:color="#ffffff" fo:font-size="36pt" fo:language="en" fo:country="US" fo:font-weight="normal" style:font-size-asian="36pt" style:font-weight-asian="normal" style:font-size-complex="36pt" style:font-weight-complex="normal"/>
    </style:style>
    <style:style style:name="T20" style:family="text">
      <style:text-properties fo:color="#808080"/>
    </style:style>
    <style:style style:name="T21" style:family="text">
      <style:text-properties fo:color="#ffff00"/>
    </style:style>
    <style:style style:name="T22" style:family="text">
      <style:text-properties fo:color="#ffffff" fo:font-size="40pt" fo:language="en" fo:country="AU" style:font-size-asian="40pt" style:font-size-complex="40pt"/>
    </style:style>
    <style:style style:name="T23" style:family="text">
      <style:text-properties fo:color="#ffffff" style:font-name="Verdana1" fo:font-size="32pt" fo:language="en" fo:country="US" style:font-name-asian="DejaVu Sans1" style:font-size-asian="32pt" style:font-name-complex="DejaVu Sans1" style:font-size-complex="32pt"/>
    </style:style>
    <style:style style:name="T24" style:family="text">
      <style:text-properties fo:color="#ffffff" style:font-name="Verdana1" fo:font-size="36pt" fo:language="en" fo:country="US" style:font-name-asian="DejaVu Sans1" style:font-size-asian="36pt" style:font-name-complex="DejaVu Sans1" style:font-size-complex="36pt"/>
    </style:style>
    <style:style style:name="T25" style:family="text">
      <style:text-properties fo:color="#ffffff" style:font-name="Verdana1" fo:font-size="28pt" fo:language="en" fo:country="US" style:font-name-asian="DejaVu Sans1" style:font-size-asian="28pt" style:font-name-complex="DejaVu Sans1" style:font-size-complex="28pt"/>
    </style:style>
    <text:list-style style:name="L1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ffff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2" draw:layer="layout" svg:width="28cm" svg:height="12.179cm" svg:x="0cm" svg:y="5.2cm" presentation:class="outlin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starting slides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7cm" svg:x="1.4cm" svg:y="0.836cm" presentation:class="title" presentation:user-transformed="true">
          <draw:text-box>
            <text:p>Please Stand</text:p>
          </draw:text-box>
        </draw:frame>
        <draw:frame presentation:style-name="pr5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2.179cm" svg:x="0cm" svg:y="5.2cm" presentation:class="outlin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Entrance Hymn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Only by grace</text:p>
          </draw:text-box>
        </draw:frame>
        <draw:frame presentation:style-name="pr6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Only by grace can we enter</text:p>
              </text:list-item>
              <text:list-item>
                <text:p>Only by grace can we stand</text:p>
              </text:list-item>
              <text:list-item>
                <text:p>Not by our human endeavour</text:p>
              </text:list-item>
              <text:list-item>
                <text:p>But by the blood of the lamb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Into your presence you call us</text:p>
              </text:list-item>
              <text:list-item>
                <text:p>Call us to come</text:p>
              </text:list-item>
              <text:list-item>
                <text:p>Into your presence you draw us</text:p>
              </text:list-item>
              <text:list-item>
                <text:p>Now by your grace we come</text:p>
              </text:list-item>
              <text:list-item>
                <text:p>Now by your grace we co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Lord if you mark our transgressions</text:p>
              </text:list-item>
              <text:list-item>
                <text:p>Who will stand</text:p>
              </text:list-item>
              <text:list-item>
                <text:p>Thanks <text:s/>to your grace we are cleansed</text:p>
              </text:list-item>
              <text:list-item>
                <text:p>By the blood of the lamb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 presentation:user-transformed="true">
          <draw:text-box/>
        </draw:frame>
        <draw:frame presentation:style-name="pr6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Only by grace can we enter</text:p>
              </text:list-item>
              <text:list-item>
                <text:p>Only by grace can we stand</text:p>
              </text:list-item>
              <text:list-item>
                <text:p>Not by our human endeavour</text:p>
              </text:list-item>
              <text:list-item>
                <text:p>But by the blood of the lamb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Into your presence you call us</text:p>
              </text:list-item>
              <text:list-item>
                <text:p>Call us to come</text:p>
              </text:list-item>
              <text:list-item>
                <text:p>Into your presence you draw us</text:p>
              </text:list-item>
              <text:list-item>
                <text:p>Now by your grace we come</text:p>
              </text:list-item>
              <text:list-item>
                <text:p>Now by your grace we co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Confiteor</text:p>
          </draw:text-box>
        </draw:frame>
        <draw:frame presentation:style-name="pr5" draw:layer="layout" svg:width="28cm" svg:height="15.6cm" svg:x="0cm" svg:y="5.2cm" presentation:class="outline" presentation:user-transformed="true">
          <draw:text-box>
            <text:list text:style-name="L1">
              <text:list-item>
                <text:p>I confess to almighty God</text:p>
              </text:list-item>
              <text:list-item>
                <text:p>And to you, my brothers and sisters,</text:p>
              </text:list-item>
              <text:list-item>
                <text:p>That I have greatly sinned</text:p>
              </text:list-item>
              <text:list-item>
                <text:p>In my thoughts and in my word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layer="layout" svg:width="28cm" svg:height="12.179cm" svg:x="0cm" svg:y="5.2cm" presentation:class="outline">
          <draw:text-box>
            <text:list text:style-name="L1">
              <text:list-item>
                <text:p>In what I have done</text:p>
              </text:list-item>
              <text:list-item>
                <text:p>And in what I have failed to do,</text:p>
              </text:list-item>
              <text:list-item>
                <text:p>Through my fault,</text:p>
              </text:list-item>
              <text:list-item>
                <text:p>Through my fault,</text:p>
              </text:list-item>
              <text:list-item>
                <text:p>Through my most grievous fault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8" draw:layer="layout" svg:width="28cm" svg:height="12.179cm" svg:x="0cm" svg:y="5.2cm" presentation:class="outline">
          <draw:text-box>
            <text:list text:style-name="L1">
              <text:list-item>
                <text:p>Therefore I ask blessed Mary ever-Virgin,</text:p>
              </text:list-item>
              <text:list-item>
                <text:p>All the Angels and Saints,</text:p>
              </text:list-item>
              <text:list-item>
                <text:p>And you, my brothers and sisters,</text:p>
              </text:list-item>
              <text:list-item>
                <text:p>To pray for me to the Lord our Go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hoirMass" presentation:presentation-page-layout-name="AL1T1">
        <office:forms form:automatic-focus="false" form:apply-design-mode="false"/>
        <draw:frame presentation:style-name="pr9" draw:layer="layout" svg:width="28cm" svg:height="3.506cm" svg:x="0cm" svg:y="0.837cm" presentation:class="title">
          <draw:text-box>
            <text:p>Kyrie eleison</text:p>
          </draw:text-box>
        </draw:frame>
        <draw:frame presentation:style-name="pr10" draw:layer="layout" svg:width="28cm" svg:height="12.179cm" svg:x="0cm" svg:y="5.2cm" presentation:class="outline">
          <draw:text-box>
            <text:p>Kyrie eleison (2)</text:p>
            <text:p>Christe eleison (2)</text:p>
            <text:p>Kyrie eleison (2)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5" draw:master-page-name="Default" presentation:presentation-page-layout-name="AL1T1">
        <office:forms form:automatic-focus="false" form:apply-design-mode="false"/>
        <draw:frame presentation:style-name="pr12" draw:text-style-name="P4" draw:layer="layout" svg:width="25.197cm" svg:height="3.506cm" svg:x="1.397cm" svg:y="0.838cm" presentation:class="title" presentation:user-transformed="true">
          <draw:text-box>
            <text:list text:style-name="L4">
              <text:list-header>
                <text:p text:style-name="P3"><text:span text:style-name="T2">Gloria</text:span></text:p>
              </text:list-header>
            </text:list>
          </draw:text-box>
        </draw:frame>
        <draw:frame presentation:style-name="pr13" draw:text-style-name="P6" draw:layer="layout" svg:width="28.002cm" svg:height="15.602cm" svg:x="0cm" svg:y="5.199cm" presentation:class="outline" presentation:user-transformed="true">
          <draw:text-box>
            <text:list text:style-name="L4">
              <text:list-header>
                <text:p text:style-name="P5"><text:span text:style-name="T3">Glory to God in the highest,</text:span></text:p>
                <text:p text:style-name="P5"><text:span text:style-name="T3">and on earth peace to people of good will.</text:span></text:p>
                <text:p text:style-name="P5"><text:span text:style-name="T3">We praise you, we bless you, </text:span></text:p>
                <text:p text:style-name="P5"><text:span text:style-name="T3">we adore you, we glorify you,</text:span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5" presentation:class="page"/>
          <draw:frame presentation:style-name="pr14" draw:text-style-name="P4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6" draw:style-name="dp5" draw:master-page-name="Default" presentation:presentation-page-layout-name="AL1T1">
        <office:forms form:automatic-focus="false" form:apply-design-mode="false"/>
        <draw:frame presentation:style-name="pr15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6" draw:text-style-name="P4" draw:layer="layout" svg:width="28.002cm" svg:height="12.18cm" svg:x="0cm" svg:y="5.199cm" presentation:class="outline" presentation:user-transformed="true">
          <draw:text-box>
            <text:list text:style-name="L4">
              <text:list-header>
                <text:p text:style-name="P7"><text:span text:style-name="T4">We give you thanks for your great glory,</text:span></text:p>
                <text:p text:style-name="P7"><text:span text:style-name="T4">Lord, God heavenly king,</text:span></text:p>
                <text:p text:style-name="P7"><text:span text:style-name="T4">O God, almighty father</text:span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6" presentation:class="page"/>
          <draw:frame presentation:style-name="pr14" draw:text-style-name="P4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7" draw:style-name="dp5" draw:master-page-name="Default" presentation:presentation-page-layout-name="AL1T1">
        <office:forms form:automatic-focus="false" form:apply-design-mode="false"/>
        <draw:frame presentation:style-name="pr15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6" draw:text-style-name="P4" draw:layer="layout" svg:width="28.002cm" svg:height="12.18cm" svg:x="0cm" svg:y="5.199cm" presentation:class="outline" presentation:user-transformed="true">
          <draw:text-box>
            <text:list text:style-name="L4">
              <text:list-header>
                <text:p text:style-name="P5"><text:span text:style-name="T5">Glory to God in the highest,</text:span></text:p>
                <text:p text:style-name="P5"><text:span text:style-name="T5">and on earth peace to people of good will.</text:span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7" presentation:class="page"/>
          <draw:frame presentation:style-name="pr14" draw:text-style-name="P4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8" draw:style-name="dp5" draw:master-page-name="Default" presentation:presentation-page-layout-name="AL1T1">
        <office:forms form:automatic-focus="false" form:apply-design-mode="false"/>
        <draw:frame presentation:style-name="pr15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3" draw:text-style-name="P4" draw:layer="layout" svg:width="28.002cm" svg:height="15.602cm" svg:x="0cm" svg:y="5.199cm" presentation:class="outline" presentation:user-transformed="true">
          <draw:text-box>
            <text:list text:style-name="L4">
              <text:list-header>
                <text:p text:style-name="P5"><text:span text:style-name="T5">Lord Jesus Christ, Only Begotten Son,</text:span></text:p>
                <text:p text:style-name="P5"><text:span text:style-name="T5">Lord God, Lamb of God, Son of the Father,</text:span></text:p>
                <text:p text:style-name="P8"><text:span text:style-name="T5">you take away the sins of the world, </text:span></text:p>
                <text:p text:style-name="P9"><text:span text:style-name="T5"><text:tab/></text:span><text:span text:style-name="T5">have mercy on us;</text:span></text:p>
                <text:p text:style-name="P8"><text:span text:style-name="T5"/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8" presentation:class="page"/>
          <draw:frame presentation:style-name="pr14" draw:text-style-name="P4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19" draw:style-name="dp5" draw:master-page-name="Default" presentation:presentation-page-layout-name="AL1T1">
        <office:forms form:automatic-focus="false" form:apply-design-mode="false"/>
        <draw:frame presentation:style-name="pr15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3" draw:text-style-name="P4" draw:layer="layout" svg:width="28.002cm" svg:height="15.602cm" svg:x="0cm" svg:y="5.199cm" presentation:class="outline" presentation:user-transformed="true">
          <draw:text-box>
            <text:list text:style-name="L4">
              <text:list-header>
                <text:p text:style-name="P10"><text:span text:style-name="T5">you take away the sins of the world, </text:span><text:span text:style-name="T5"><text:tab/></text:span><text:span text:style-name="T5">receive our prayer;</text:span></text:p>
                <text:p text:style-name="P8"><text:span text:style-name="T5">you are seated at the right hand of the Father,</text:span></text:p>
                <text:p text:style-name="P8"><text:span text:style-name="T5">have mercy on us.</text:span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19" presentation:class="page"/>
          <draw:frame presentation:style-name="pr14" draw:text-style-name="P4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0" draw:style-name="dp5" draw:master-page-name="Default" presentation:presentation-page-layout-name="AL1T1">
        <office:forms form:automatic-focus="false" form:apply-design-mode="false"/>
        <draw:frame presentation:style-name="pr15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6" draw:text-style-name="P4" draw:layer="layout" svg:width="28.002cm" svg:height="12.18cm" svg:x="0cm" svg:y="5.199cm" presentation:class="outline" presentation:user-transformed="true">
          <draw:text-box>
            <text:list text:style-name="L4">
              <text:list-header>
                <text:p text:style-name="P5"><text:span text:style-name="T5">Glory to God in the highest,</text:span></text:p>
                <text:p text:style-name="P5"><text:span text:style-name="T5">and on earth peace to people of good will.</text:span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20" presentation:class="page"/>
          <draw:frame presentation:style-name="pr14" draw:text-style-name="P4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1" draw:style-name="dp5" draw:master-page-name="Default" presentation:presentation-page-layout-name="AL1T1">
        <office:forms form:automatic-focus="false" form:apply-design-mode="false"/>
        <draw:frame presentation:style-name="pr15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6" draw:text-style-name="P4" draw:layer="layout" svg:width="28.002cm" svg:height="12.18cm" svg:x="0cm" svg:y="5.199cm" presentation:class="outline" presentation:user-transformed="true">
          <draw:text-box>
            <text:list text:style-name="L4">
              <text:list-header>
                <text:p text:style-name="P5"><text:span text:style-name="T5">For you alone are the Holy One,</text:span></text:p>
                <text:p text:style-name="P5"><text:span text:style-name="T5">you alone are the Lord, </text:span></text:p>
                <text:p text:style-name="P5"><text:span text:style-name="T5">you alone are the Most High, </text:span></text:p>
                <text:p text:style-name="P5"><text:span text:style-name="T5">Jesus Christ, </text:span></text:p>
                <text:p text:style-name="P5"><text:span text:style-name="T5">with the Holy Spirit, </text:span></text:p>
                <text:p text:style-name="P5"><text:span text:style-name="T5">in the glory of God the Father.</text:span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21" presentation:class="page"/>
          <draw:frame presentation:style-name="pr14" draw:text-style-name="P4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2" draw:style-name="dp5" draw:master-page-name="Default" presentation:presentation-page-layout-name="AL1T1">
        <office:forms form:automatic-focus="false" form:apply-design-mode="false"/>
        <draw:frame presentation:style-name="pr15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6" draw:text-style-name="P4" draw:layer="layout" svg:width="28.002cm" svg:height="12.18cm" svg:x="0cm" svg:y="5.199cm" presentation:class="outline" presentation:user-transformed="true">
          <draw:text-box>
            <text:list text:style-name="L4">
              <text:list-header>
                <text:p text:style-name="P5"><text:span text:style-name="T5">Glory to God in the highest,</text:span></text:p>
                <text:p text:style-name="P5"><text:span text:style-name="T5">and on earth peace to people of good will.</text:span></text:p>
                <text:p text:style-name="P5"><text:span text:style-name="T5">Amen.</text:span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22" presentation:class="page"/>
          <draw:frame presentation:style-name="pr14" draw:text-style-name="P4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23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>
          <draw:text-box>
            <text:p>Glory to God</text:p>
          </draw:text-box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Glory to God in the highest,</text:p>
              </text:list-item>
              <text:list-item>
                <text:p>And on earth peace to people of good will.</text:p>
              </text:list-item>
              <text:list-item>
                <text:p>We praise you, we bless you,</text:p>
              </text:list-item>
              <text:list-item>
                <text:p>We adore you, we glorify y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We give you thanks for your great glory,</text:p>
              </text:list-item>
              <text:list-item>
                <text:p>Lord God heavenly King,</text:p>
              </text:list-item>
              <text:list-item>
                <text:p>O God, almighty Fath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Lord Jesus Christ, only begotten Son,</text:p>
              </text:list-item>
              <text:list-item>
                <text:p>Lord God, Lamb of God,</text:p>
              </text:list-item>
              <text:list-item>
                <text:p>Son of the Father,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You take away the sins of the world,</text:p>
              </text:list-item>
              <text:list-item>
                <text:p>Have mercy on us;</text:p>
              </text:list-item>
              <text:list-item>
                <text:p>You take away the sins of the world,</text:p>
              </text:list-item>
              <text:list-item>
                <text:p>Receive our prayer;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You are seated </text:p>
              </text:list-item>
              <text:list-item>
                <text:p>At the right hand of the Father</text:p>
              </text:list-item>
              <text:list-item>
                <text:p>Have mercy on u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For you alone are the Holy One,</text:p>
              </text:list-item>
              <text:list-item>
                <text:p>You alone are the Lord</text:p>
              </text:list-item>
              <text:list-item>
                <text:p>You alone are the most High,</text:p>
              </text:list-item>
              <text:list-item>
                <text:p>Jesus Chr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With the Holy Spirit,</text:p>
              </text:list-item>
              <text:list-item>
                <text:p>In the glory of God the Father.</text:p>
              </text:list-item>
              <text:list-item>
                <text:p>Amen!</text:p>
              </text:list-item>
              <text:list-item>
                <text:p>Amen!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Responsorial Psalm</text:p>
          </draw:text-box>
        </draw:frame>
        <draw:frame presentation:style-name="pr5" draw:text-style-name="P12" draw:layer="layout" svg:width="28cm" svg:height="15.6cm" svg:x="0cm" svg:y="5.2cm" presentation:class="outline" presentation:user-transformed="true">
          <draw:text-box>
            <text:p text:style-name="P11"><text:span text:style-name="T6">The Lord is my Shepherd, </text:span></text:p>
            <text:p text:style-name="P11"><text:span text:style-name="T6">and I want to follow, </text:span></text:p>
            <text:p text:style-name="P11"><text:span text:style-name="T6">wherever he leads me, </text:span></text:p>
            <text:p text:style-name="P11"><text:span text:style-name="T6">wherever he goes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p text:style-name="P13"><text:span text:style-name="T6">Over the mountains,</text:span></text:p>
            <text:p text:style-name="P13"><text:span text:style-name="T6">the waters and by-ways,</text:span></text:p>
            <text:p text:style-name="P13"><text:span text:style-name="T6"><text:s/></text:span><text:span text:style-name="T6">valleys and highways</text:span></text:p>
            <text:p text:style-name="P13"><text:span text:style-name="T6">he’s waiting for me. </text:span><text:span text:style-name="T7"><text:line-break/></text:span><text:span text:style-name="T7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p text:style-name="P13"><text:span text:style-name="T6">I want to go to meet him there, </text:span></text:p>
            <text:p text:style-name="P13"><text:span text:style-name="T6">to lay myself down in his love.</text:span><text:span text:style-name="T7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text-style-name="P12" draw:layer="layout" svg:width="28cm" svg:height="12.179cm" svg:x="0cm" svg:y="5.2cm" presentation:class="outline">
          <draw:text-box>
            <text:p text:style-name="P11"><text:span text:style-name="T6">The Lord is my shepherd,</text:span></text:p>
            <text:p text:style-name="P11"><text:span text:style-name="T6">and I want to follow,</text:span></text:p>
            <text:p text:style-name="P11"><text:span text:style-name="T6">wherever he leads me,</text:span></text:p>
            <text:p text:style-name="P11"><text:span text:style-name="T6">wherever he goe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p text:style-name="P13"><text:span text:style-name="T6">And while on the journey </text:span></text:p>
            <text:p text:style-name="P13"><text:span text:style-name="T6">to where we are going, </text:span></text:p>
            <text:p text:style-name="P13"><text:span text:style-name="T6">he promised to be there</text:span></text:p>
            <text:p text:style-name="P13"><text:span text:style-name="T6">to help us along.</text:span><text:span text:style-name="T7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text-style-name="P12" draw:layer="layout" svg:width="28cm" svg:height="12.179cm" svg:x="0cm" svg:y="5.2cm" presentation:class="outline">
          <draw:text-box>
            <text:p text:style-name="P11"><text:span text:style-name="T6">And over the mountains</text:span></text:p>
            <text:p text:style-name="P11"><text:span text:style-name="T6">we’ll walk on together, </text:span></text:p>
            <text:p text:style-name="P11"><text:span text:style-name="T6">to know all the wonders</text:span></text:p>
            <text:p text:style-name="P11"><text:span text:style-name="T6">he’s given to me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p text:style-name="P13"><text:span text:style-name="T6">I want to go to meet him there, </text:span></text:p>
            <text:p text:style-name="P13"><text:span text:style-name="T6">to lay myself down in his love.</text:span><text:span text:style-name="T7">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1T1">
        <office:forms form:automatic-focus="false" form:apply-design-mode="false"/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text-style-name="P12" draw:layer="layout" svg:width="28cm" svg:height="12.179cm" svg:x="0cm" svg:y="5.2cm" presentation:class="outline">
          <draw:text-box>
            <text:p text:style-name="P11"><text:span text:style-name="T6">The Lord is my shepherd,</text:span></text:p>
            <text:p text:style-name="P11"><text:span text:style-name="T6">and I want to follow,</text:span></text:p>
            <text:p text:style-name="P11"><text:span text:style-name="T6">wherever he leads me,</text:span></text:p>
            <text:p text:style-name="P11"><text:span text:style-name="T6">wherever he goe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1T1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Alleluia</text:p>
          </draw:text-box>
        </draw:frame>
        <draw:frame presentation:style-name="pr5" draw:layer="layout" svg:width="28cm" svg:height="15.8cm" svg:x="0cm" svg:y="5.2cm" presentation:class="outline" presentation:user-transformed="true">
          <draw:text-box>
            <text:p>Alleluia, alleluia,</text:p>
            <text:p>alleluia, alleluia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1T1">
        <draw:frame presentation:style-name="pr1" draw:layer="layout" svg:width="25.199cm" svg:height="3.507cm" svg:x="1.4cm" svg:y="0.836cm" presentation:class="title" presentation:user-transformed="true">
          <draw:text-box>
            <text:p>Apostles Creed</text:p>
          </draw:text-box>
        </draw:frame>
        <draw:frame presentation:style-name="pr5" draw:text-style-name="P16" draw:layer="layout" svg:width="28cm" svg:height="15.8cm" svg:x="0cm" svg:y="5.2cm" presentation:class="outline" presentation:user-transformed="true">
          <draw:text-box>
            <text:p text:style-name="P14"><text:span text:style-name="T8">I believe in God,</text:span></text:p>
            <text:p text:style-name="P14"><text:span text:style-name="T8">the Father almighty,</text:span></text:p>
            <text:p text:style-name="P14"><text:span text:style-name="T8">Creator of heaven and earth,</text:span></text:p>
            <text:p text:style-name="P14"><text:span text:style-name="T8">and in Jesus Christ, his only Son, our Lord,</text:span></text:p>
            <text:p text:style-name="P15"><text:span text:style-name="T9">(</text:span><text:span text:style-name="T10">At the words that follow, up to and including the Virgin Mary, all bow.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16" draw:layer="layout" svg:width="28cm" svg:height="15.8cm" svg:x="0cm" svg:y="5.2cm" presentation:class="outline" presentation:user-transformed="true">
          <draw:text-box>
            <text:p text:style-name="P14"><text:span text:style-name="T8">who was conceived by the Holy Spirit,</text:span></text:p>
            <text:p text:style-name="P14"><text:span text:style-name="T8">born of the Virgin Mary,</text:span></text:p>
            <text:p text:style-name="P14"><text:span text:style-name="T8">suffered under Pontius Pilate,</text:span></text:p>
            <text:p text:style-name="P14"><text:span text:style-name="T8">was crucified, died and was buried;</text:span></text:p>
            <text:p text:style-name="P14"><text:span text:style-name="T8">he descended into hell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16" draw:layer="layout" svg:width="28cm" svg:height="15.8cm" svg:x="0cm" svg:y="5.2cm" presentation:class="outline" presentation:user-transformed="true">
          <draw:text-box>
            <text:p text:style-name="P14"><text:span text:style-name="T8">on the third day he rose again from the dead;</text:span></text:p>
            <text:p text:style-name="P14"><text:span text:style-name="T8">he ascended into heaven,</text:span></text:p>
            <text:p text:style-name="P14"><text:span text:style-name="T8">and is seated at the right hand of God the Father almighty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16" draw:layer="layout" svg:width="28cm" svg:height="15.8cm" svg:x="0cm" svg:y="5.2cm" presentation:class="outline" presentation:user-transformed="true">
          <draw:text-box>
            <text:p text:style-name="P14"><text:span text:style-name="T8">from there he will come to judge the living and the dead.</text:span></text:p>
            <text:p text:style-name="P14"><text:span text:style-name="T8">I believe in the Holy Spirit, <text:s/></text:span></text:p>
            <text:p text:style-name="P14"><text:span text:style-name="T8">the holy catholic Church,</text:span></text:p>
            <text:p text:style-name="P14"><text:span text:style-name="T8"/></text:p>
          </draw:text-box>
        </draw:frame>
        <presentation:notes draw:style-name="dp2">
          <draw:page-thumbnail draw:style-name="gr1" draw:layer="layout" svg:width="14.848cm" svg:height="11.135cm" svg:x="3.075cm" svg:y="2.257cm" draw:page-number="4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7" draw:layer="layout" svg:width="28cm" svg:height="15.8cm" svg:x="0cm" svg:y="5.2cm" presentation:class="outline" presentation:user-transformed="true">
          <draw:text-box>
            <text:p text:style-name="P14"><text:span text:style-name="T8">the communion of saints,</text:span></text:p>
            <text:p text:style-name="P14"><text:span text:style-name="T8">the forgiveness of sins,</text:span></text:p>
            <text:p text:style-name="P14"><text:span text:style-name="T8">the resurrection of the body, </text:span></text:p>
            <text:p text:style-name="P14"><text:span text:style-name="T8">and life everlasting. </text:span></text:p>
            <text:p text:style-name="P14"><text:span text:style-name="T8">Ame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1T1">
        <draw:frame presentation:style-name="pr1" draw:layer="layout" svg:width="25.199cm" svg:height="3.507cm" svg:x="1.4cm" svg:y="0.836cm" presentation:class="title" presentation:user-transformed="true">
          <draw:text-box>
            <text:p>First Collection</text:p>
          </draw:text-box>
        </draw:frame>
        <draw:frame presentation:style-name="pr5" draw:layer="layout" svg:width="28cm" svg:height="15.6cm" svg:x="0cm" svg:y="5.2cm" presentation:class="outline" presentation:user-transformed="true">
          <draw:text-box>
            <text:p text:style-name="P17"><text:span text:style-name="T11">This collection goes to the Bishop</text:span></text:p>
            <text:p text:style-name="P17"><text:span text:style-name="T11">for the support of the Diocese.</text:span></text:p>
            <text:p text:style-name="P17"><text:span text:style-name="T12">Thank you for your contribut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4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4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Offertory Hymn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1">
        <draw:frame presentation:style-name="pr1" draw:layer="layout" svg:width="28cm" svg:height="3.507cm" svg:x="0cm" svg:y="0.836cm" presentation:class="title">
          <draw:text-box>
            <text:p>His eye is on the sparrow</text:p>
          </draw:text-box>
        </draw:frame>
        <draw:frame presentation:style-name="pr5" draw:text-style-name="P18" draw:layer="layout" svg:width="28cm" svg:height="15.6cm" svg:x="0cm" svg:y="5.2cm" presentation:class="outline" presentation:user-transformed="true">
          <draw:text-box>
            <text:p text:style-name="P13"><text:span text:style-name="T13">Why should I feel discouraged, </text:span></text:p>
            <text:p text:style-name="P13"><text:span text:style-name="T13">why should the shadows come,</text:span></text:p>
            <text:p text:style-name="P13"><text:span text:style-name="T13">Why should my heart be lonely, </text:span></text:p>
            <text:p text:style-name="P13"><text:span text:style-name="T13">and long for heaven and home,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1T1"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text-style-name="P12" draw:layer="layout" svg:width="28cm" svg:height="12.179cm" svg:x="0cm" svg:y="5.2cm" presentation:class="outline">
          <draw:text-box>
            <text:p text:style-name="P13"><text:span text:style-name="T6">When Jesus is my portion</text:span></text:p>
            <text:p text:style-name="P13"><text:span text:style-name="T6">My constant friend is He</text:span></text:p>
            <text:p text:style-name="P13"><text:span text:style-name="T6">His eye is on the sparrow, </text:span></text:p>
            <text:p text:style-name="P13"><text:span text:style-name="T6">and I know He watches me;</text:span></text:p>
            <text:p text:style-name="P13"><text:span text:style-name="T6">His eye is on the sparrow, </text:span></text:p>
            <text:p text:style-name="P13"><text:span text:style-name="T6">and I know He watches me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1T1"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text-style-name="P18" draw:layer="layout" svg:width="28cm" svg:height="12.179cm" svg:x="0cm" svg:y="5.2cm" presentation:class="outline" presentation:user-transformed="true">
          <draw:text-box>
            <text:p text:style-name="P13"><text:span text:style-name="T14">“</text:span><text:span text:style-name="T14">Let </text:span><text:span text:style-name="T13">not your heart be troubled" </text:span></text:p>
            <text:p text:style-name="P13"><text:span text:style-name="T13">His tender word I hear,</text:span></text:p>
            <text:p text:style-name="P13"><text:span text:style-name="T13">And resting on His goodness, </text:span></text:p>
            <text:p text:style-name="P13"><text:span text:style-name="T13">I lose my doubts and fears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1T1"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text-style-name="P12" draw:layer="layout" svg:width="28cm" svg:height="12.179cm" svg:x="0cm" svg:y="5.2cm" presentation:class="outline">
          <draw:text-box>
            <text:p text:style-name="P13"><text:span text:style-name="T6">By the path He leadeth,</text:span></text:p>
            <text:p text:style-name="P13"><text:span text:style-name="T6">but one step I may see;</text:span></text:p>
            <text:p text:style-name="P13"><text:span text:style-name="T6">His eye is on the sparrow, </text:span></text:p>
            <text:p text:style-name="P13"><text:span text:style-name="T6">and I know He watches me;</text:span></text:p>
            <text:p text:style-name="P13"><text:span text:style-name="T6">His eye is on the sparrow,</text:span></text:p>
            <text:p text:style-name="P13"><text:span text:style-name="T6"><text:s/></text:span><text:span text:style-name="T6">and I know He watches me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1T1"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I sing because I'm happy</text:p>
              </text:list-item>
              <text:list-item>
                <text:p>I sing because I'm free</text:p>
              </text:list-item>
              <text:list-item>
                <text:p>His eye is on the sparrow</text:p>
              </text:list-item>
              <text:list-item>
                <text:p>And I know he watches 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text-style-name="P20" draw:layer="layout" svg:width="28cm" svg:height="15.8cm" svg:x="0cm" svg:y="5.2cm" presentation:class="outline" presentation:user-transformed="true">
          <draw:text-box>
            <text:p text:style-name="P19"><text:span text:style-name="T15">Priest</text:span><text:span text:style-name="T16">: </text:span><text:span text:style-name="T17">Pray my brothers and sisters, </text:span></text:p>
            <text:p text:style-name="P19"><text:span text:style-name="T17">that my sacrifice and yours may be </text:span></text:p>
            <text:p text:style-name="P19"><text:span text:style-name="T17">acceptable to God, the almighty Father.</text:span></text:p>
            <text:p text:style-name="P19"><text:span text:style-name="T18">All: </text:span><text:span text:style-name="T19">May the Lord accept the sacrifice </text:span><text:span text:style-name="T19"><text:line-break/></text:span><text:span text:style-name="T19"><text:tab/></text:span><text:span text:style-name="T19">at your hands for the praise and glory of his name, for our good and the good of all his holy Church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<text:span text:style-name="T1">Priest</text:span>: <text:span text:style-name="T20">The Lord be with you.</text:span></text:p>
              </text:list-item>
              <text:list-item>
                <text:p><text:span text:style-name="T21">All</text:span>: And with your spirit.</text:p>
              </text:list-item>
              <text:list-item>
                <text:p><text:span text:style-name="T1">Priest</text:span>: <text:span text:style-name="T20">Lift up your hearts.</text:span></text:p>
              </text:list-item>
              <text:list-item>
                <text:p><text:span text:style-name="T21">All</text:span>: We lift them up to the Lor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<text:span text:style-name="T1">Priest</text:span>: <text:span text:style-name="T20">Let us give thanks to the </text:span></text:p>
              </text:list-item>
              <text:list-item>
                <text:p><text:span text:style-name="T20">Lord our God.</text:span></text:p>
              </text:list-item>
              <text:list-item>
                <text:p><text:span text:style-name="T21">All</text:span>: It is right and ju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5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1T1">
        <draw:frame presentation:style-name="pr1" draw:layer="layout" svg:width="25.199cm" svg:height="3.507cm" svg:x="1.4cm" svg:y="0.836cm" presentation:class="title" presentation:user-transformed="true">
          <draw:text-box>
            <text:p>Holy</text:p>
          </draw:text-box>
        </draw:frame>
        <draw:frame presentation:style-name="pr5" draw:text-style-name="P22" draw:layer="layout" svg:width="28cm" svg:height="15.8cm" svg:x="0cm" svg:y="5.2cm" presentation:class="outline" presentation:user-transformed="true">
          <draw:text-box>
            <text:p text:style-name="P21"><text:span text:style-name="T22">Holy, Holy, Holy Lord God of hosts,</text:span></text:p>
            <text:p text:style-name="P21"><text:span text:style-name="T22">Heaven and earth are full of your glory. Hosanna in the highest</text:span></text:p>
            <text:p text:style-name="P21"><text:span text:style-name="T22">Blessed is he who comes </text:span></text:p>
            <text:p text:style-name="P21"><text:span text:style-name="T22">in the name of Lord, <text:s/></text:span></text:p>
            <text:p text:style-name="P21"><text:span text:style-name="T22">Hosanna in the highest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6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4" draw:master-page-name="Default" presentation:presentation-page-layout-name="AL1T1"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5" draw:layer="layout" svg:width="28cm" svg:height="15.6cm" svg:x="0cm" svg:y="5.2cm" presentation:class="outline" presentation:user-transformed="true">
          <draw:text-box>
            <text:p>Save us saviour of the world,</text:p>
            <text:p>For by your cross and resurrection,</text:p>
            <text:p>You have set us free</text:p>
          </draw:text-box>
        </draw:frame>
        <presentation:notes draw:style-name="dp2">
          <draw:page-thumbnail draw:style-name="gr1" draw:layer="layout" svg:width="14.848cm" svg:height="11.135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1T1"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5" draw:layer="layout" svg:width="28cm" svg:height="15.6cm" svg:x="0cm" svg:y="5.2cm" presentation:class="outline" presentation:user-transformed="true">
          <draw:text-box>
            <text:p>When we eat this bread</text:p>
            <text:p>And drink this cup</text:p>
            <text:p>We proclaim your death O Lord</text:p>
            <text:p>Until you come again</text:p>
          </draw:text-box>
        </draw:frame>
        <presentation:notes draw:style-name="dp2">
          <draw:page-thumbnail draw:style-name="gr1" draw:layer="layout" svg:width="14.848cm" svg:height="11.135cm" svg:x="3.075cm" svg:y="2.257cm" draw:page-number="6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4" draw:master-page-name="Default" presentation:presentation-page-layout-name="AL1T1">
        <draw:frame presentation:style-name="pr1" draw:layer="layout" svg:width="25.199cm" svg:height="3.507cm" svg:x="1.4cm" svg:y="0.836cm" presentation:class="title" presentation:user-transformed="true">
          <draw:text-box>
            <text:p>Memorial acclamation</text:p>
          </draw:text-box>
        </draw:frame>
        <draw:frame presentation:style-name="pr5" draw:layer="layout" svg:width="28cm" svg:height="15.6cm" svg:x="0cm" svg:y="5.2cm" presentation:class="outline" presentation:user-transformed="true">
          <draw:text-box>
            <text:p>We proclaim your death O Lord</text:p>
            <text:p>And profess your resurrection</text:p>
            <text:p>Until you come again</text:p>
          </draw:text-box>
        </draw:frame>
        <presentation:notes draw:style-name="dp2">
          <draw:page-thumbnail draw:style-name="gr1" draw:layer="layout" svg:width="14.848cm" svg:height="11.135cm" svg:x="3.075cm" svg:y="2.257cm" draw:page-number="6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6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1T1">
        <draw:frame presentation:style-name="pr1" draw:layer="layout" svg:width="25.199cm" svg:height="3.507cm" svg:x="1.4cm" svg:y="0.836cm" presentation:class="title" presentation:user-transformed="true">
          <draw:text-box>
            <text:p>Amen</text:p>
          </draw:text-box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Amen, amen.</text:p>
              </text:list-item>
              <text:list-item>
                <text:p>Amen, am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6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<text:span text:style-name="T1">Priest</text:span>: <text:span text:style-name="T20">The Lord be with you.</text:span></text:p>
              </text:list-item>
              <text:list-item>
                <text:p><text:span text:style-name="T21">All</text:span>: And with your spir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6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1T1">
        <draw:frame presentation:style-name="pr1" draw:layer="layout" svg:width="25.199cm" svg:height="3.507cm" svg:x="1.4cm" svg:y="0.836cm" presentation:class="title" presentation:user-transformed="true">
          <draw:text-box>
            <text:p>Peace</text:p>
          </draw:text-box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May the peace of the Lord be with you</text:p>
              </text:list-item>
              <text:list-item>
                <text:p>With your friends and your family too</text:p>
              </text:list-item>
              <text:list-item>
                <text:p>Let it be, let it grow</text:p>
              </text:list-item>
              <text:list-item>
                <text:p>And everywhere you go</text:p>
              </text:list-item>
              <text:list-item>
                <text:p>May the peace of the Lord follow you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5" draw:master-page-name="Default" presentation:presentation-page-layout-name="AL1T1">
        <draw:frame presentation:style-name="pr12" draw:text-style-name="P4" draw:layer="layout" svg:width="25.197cm" svg:height="3.506cm" svg:x="1.397cm" svg:y="0.838cm" presentation:class="title" presentation:user-transformed="true">
          <draw:text-box>
            <text:list text:style-name="L4">
              <text:list-header>
                <text:p text:style-name="P3"><text:span text:style-name="T2">Lamb of God</text:span></text:p>
              </text:list-header>
            </text:list>
          </draw:text-box>
        </draw:frame>
        <draw:frame presentation:style-name="pr16" draw:text-style-name="P4" draw:layer="layout" svg:width="28.002cm" svg:height="12.18cm" svg:x="0cm" svg:y="5.199cm" presentation:class="outline" presentation:user-transformed="true">
          <draw:text-box>
            <text:list text:style-name="L4">
              <text:list-header>
                <text:p text:style-name="P7"><text:span text:style-name="T2">Lamb of God, lamb of God </text:span></text:p>
                <text:p text:style-name="P7"><text:span text:style-name="T2">You take away the sins of the world</text:span></text:p>
                <text:p text:style-name="P7"><text:span text:style-name="T2">Have mercy on us, lamb of God</text:span></text:p>
                <text:p text:style-name="P7"><text:span text:style-name="T2"/></text:p>
                <text:p text:style-name="P7"><text:span text:style-name="T2"/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71" presentation:class="page"/>
          <draw:frame presentation:style-name="pr14" draw:text-style-name="P4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72" draw:style-name="dp6" draw:master-page-name="Default" presentation:presentation-page-layout-name="AL1T1"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p text:style-name="P7"><text:span text:style-name="T2">Lamb of God, lamb of God</text:span></text:p>
            <text:p text:style-name="P7"><text:span text:style-name="T2">You take away the sins of the world</text:span></text:p>
            <text:p text:style-name="P7"><text:span text:style-name="T2">Have mercy on us, lamb of God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5" draw:master-page-name="Default" presentation:presentation-page-layout-name="AL1T1">
        <draw:frame presentation:style-name="pr15" draw:layer="layout" svg:width="25.197cm" svg:height="3.507cm" svg:x="1.397cm" svg:y="0.963cm" presentation:class="title" presentation:placeholder="true" presentation:user-transformed="true">
          <draw:text-box/>
        </draw:frame>
        <draw:frame presentation:style-name="pr16" draw:text-style-name="P4" draw:layer="layout" svg:width="28.002cm" svg:height="12.18cm" svg:x="0cm" svg:y="5.199cm" presentation:class="outline" presentation:user-transformed="true">
          <draw:text-box>
            <text:list text:style-name="L4">
              <text:list-header>
                <text:p text:style-name="P7"><text:span text:style-name="T2">Lamb of God, lamb of God </text:span></text:p>
                <text:p text:style-name="P7"><text:span text:style-name="T2">You take away the sins of the world</text:span></text:p>
                <text:p text:style-name="P7"><text:span text:style-name="T2">Grant us, grant us peace</text:span></text:p>
              </text:list-header>
            </text:list>
          </draw:text-box>
        </draw:frame>
        <presentation:notes draw:style-name="dp2">
          <draw:page-thumbnail draw:style-name="gr1" draw:layer="layout" svg:width="14.847cm" svg:height="11.134cm" svg:x="3.074cm" svg:y="2.258cm" draw:page-number="73" presentation:class="page"/>
          <draw:frame presentation:style-name="pr14" draw:text-style-name="P4" draw:layer="layout" svg:width="16.801cm" svg:height="13.366cm" svg:x="2.098cm" svg:y="14.107cm">
            <draw:text-box>
              <text:p/>
            </draw:text-box>
          </draw:frame>
        </presentation:notes>
      </draw:page>
      <draw:page draw:name="page74" draw:style-name="dp4" draw:master-page-name="Default" presentation:presentation-page-layout-name="AL1T1">
        <draw:frame presentation:style-name="pr1" draw:layer="layout" svg:width="25.199cm" svg:height="3.507cm" svg:x="1.4cm" svg:y="0.836cm" presentation:class="title" presentation:user-transformed="true">
          <draw:text-box>
            <text:p>Lamb of God</text:p>
          </draw:text-box>
        </draw:frame>
        <draw:frame presentation:style-name="pr5" draw:layer="layout" svg:width="28cm" svg:height="15.8cm" svg:x="0cm" svg:y="5.2cm" presentation:class="outline" presentation:user-transformed="true">
          <draw:text-box>
            <text:p>Lamb of God</text:p>
            <text:p>You take away the sins of the world</text:p>
            <text:p>Have mercy on us.</text:p>
          </draw:text-box>
        </draw:frame>
        <presentation:notes draw:style-name="dp2">
          <draw:page-thumbnail draw:style-name="gr1" draw:layer="layout" svg:width="14.848cm" svg:height="11.135cm" svg:x="3.075cm" svg:y="2.257cm" draw:page-number="7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4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7" draw:layer="layout" svg:width="28cm" svg:height="15.8cm" svg:x="0cm" svg:y="5.2cm" presentation:class="outline" presentation:user-transformed="true">
          <draw:text-box>
            <text:p>Lamb of God</text:p>
            <text:p>You take away the sins of the world</text:p>
            <text:p>Have mercy on us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7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4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8cm" svg:x="0cm" svg:y="5.2cm" presentation:class="outline" presentation:user-transformed="true">
          <draw:text-box>
            <text:p>Lamb of God</text:p>
            <text:p>You take away the sins of the world</text:p>
            <text:p>Grant us peace</text:p>
          </draw:text-box>
        </draw:frame>
        <presentation:notes draw:style-name="dp2">
          <draw:page-thumbnail draw:style-name="gr1" draw:layer="layout" svg:width="14.848cm" svg:height="11.135cm" svg:x="3.075cm" svg:y="2.257cm" draw:page-number="7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5" draw:layer="layout" svg:width="28cm" svg:height="15.6cm" svg:x="0cm" svg:y="5.2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7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 presentation:user-transformed="true">
          <draw:text-box/>
        </draw:frame>
        <draw:frame presentation:style-name="pr5" draw:text-style-name="P20" draw:layer="layout" svg:width="28cm" svg:height="15.8cm" svg:x="0cm" svg:y="5.2cm" presentation:class="outline" presentation:user-transformed="true">
          <draw:text-box>
            <text:p text:style-name="P23"><text:span text:style-name="T15">Priest:</text:span><text:span text:style-name="T18"> </text:span><text:span text:style-name="T17">Behold the Lamb of God, behold him who takes away the sins of the world.</text:span></text:p>
            <text:p text:style-name="P23"><text:span text:style-name="T17">Blessed are those called to the supper of </text:span></text:p>
            <text:p text:style-name="P23"><text:span text:style-name="T17">the Lamb.</text:span></text:p>
            <text:p text:style-name="P23"><text:span text:style-name="T18">All: </text:span><text:span text:style-name="T19">Lord, I am not worthy</text:span></text:p>
            <text:p text:style-name="P24"><text:span text:style-name="T19">that you should enter under my roof, <text:s/></text:span></text:p>
            <text:p text:style-name="P24"><text:span text:style-name="T19">but only say the word</text:span></text:p>
            <text:p text:style-name="P24"><text:span text:style-name="T19">and my soul shall be healed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4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Communion Hymns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7" draw:master-page-name="Title1" presentation:use-date-time-name="dtd1">
        <draw:custom-shape draw:style-name="gr2" draw:text-style-name="P26" draw:layer="layout" svg:width="25.2cm" svg:height="13.859cm" svg:x="1.4cm" svg:y="2.099cm">
          <text:list text:style-name="L5">
            <text:list-header>
              <text:p text:style-name="P25"><text:span text:style-name="T23">When temptations ‘round me gather</text:span></text:p>
              <text:p text:style-name="P25"><text:span text:style-name="T23">And I almost loose my way</text:span></text:p>
              <text:p text:style-name="P25"><text:span text:style-name="T23">Somehow, in the raging tempest,</text:span></text:p>
              <text:p text:style-name="P25"><text:span text:style-name="T23">I can hear my saviour say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6cm" svg:height="11.138cm" svg:x="3.072cm" svg:y="2.257cm" draw:page-number="80" presentation:class="page"/>
          <draw:custom-shape draw:style-name="gr3" draw:text-style-name="P4" draw:layer="layout" svg:width="16.8cm" svg:height="13.365cm" svg:x="2.1cm" svg:y="14.10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1" draw:style-name="dp7" draw:master-page-name="Title1" presentation:use-date-time-name="dtd1">
        <draw:custom-shape draw:style-name="gr4" draw:text-style-name="P26" draw:layer="layout" svg:width="25.2cm" svg:height="13.859cm" svg:x="1.166cm" svg:y="3.033cm">
          <text:list text:style-name="L5">
            <text:list-header>
              <text:p text:style-name="P25"><text:span text:style-name="T23">“</text:span><text:span text:style-name="T23">fear thou not for I’ll be with thee,</text:span></text:p>
              <text:p text:style-name="P25"><text:span text:style-name="T23">I will still they pilot be,</text:span></text:p>
              <text:p text:style-name="P25"><text:span text:style-name="T23">Never mind the tossing billows,</text:span></text:p>
              <text:p text:style-name="P25"><text:span text:style-name="T23">Take my hand and trust in me”</text:span></text:p>
              <text:p text:style-name="P25"><text:span text:style-name="T23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14.846cm" svg:height="11.138cm" svg:x="3.072cm" svg:y="2.257cm" draw:page-number="81" presentation:class="page"/>
          <draw:custom-shape draw:style-name="gr3" draw:text-style-name="P4" draw:layer="layout" svg:width="16.8cm" svg:height="13.365cm" svg:x="2.1cm" svg:y="14.108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2" draw:style-name="dp3" draw:master-page-name="Default" presentation:presentation-page-layout-name="AL1T1">
        <draw:frame presentation:style-name="pr1" draw:layer="layout" svg:width="28cm" svg:height="3.507cm" svg:x="0cm" svg:y="0.836cm" presentation:class="title">
          <draw:text-box>
            <text:p>I will pilot thee</text:p>
          </draw:text-box>
        </draw:frame>
        <draw:frame presentation:style-name="pr6" draw:text-style-name="P12" draw:layer="layout" svg:width="28cm" svg:height="12.179cm" svg:x="0cm" svg:y="5.2cm" presentation:class="outline" presentation:user-transformed="true">
          <draw:text-box>
            <text:p text:style-name="P13"><text:span text:style-name="T24">Sometimes when my faith would falter</text:span></text:p>
            <text:p text:style-name="P13"><text:span text:style-name="T24">And no sunlight I can see</text:span></text:p>
            <text:p text:style-name="P13"><text:span text:style-name="T24">I just lift mine eyes to Jesus</text:span></text:p>
            <text:p text:style-name="P13"><text:span text:style-name="T24">And I whisper ‘pilot me’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3" draw:master-page-name="Default" presentation:presentation-page-layout-name="AL1T1"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text-style-name="P12" draw:layer="layout" svg:width="28cm" svg:height="12.179cm" svg:x="0cm" svg:y="5.2cm" presentation:class="outline">
          <draw:text-box>
            <text:p text:style-name="P13"><text:span text:style-name="T24">“</text:span><text:span text:style-name="T24">Fear thou not for I’ll be with thee,</text:span></text:p>
            <text:p text:style-name="P13"><text:span text:style-name="T24">I will still they pilot be,</text:span></text:p>
            <text:p text:style-name="P13"><text:span text:style-name="T24">Never mind the tossing billows,</text:span></text:p>
            <text:p text:style-name="P13"><text:span text:style-name="T24">Take my hand and trust in me”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3" draw:master-page-name="Default" presentation:presentation-page-layout-name="AL1T1"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text-style-name="P12" draw:layer="layout" svg:width="28cm" svg:height="12.179cm" svg:x="0cm" svg:y="5.2cm" presentation:class="outline">
          <draw:text-box>
            <text:p text:style-name="P13"><text:span text:style-name="T24">Often, when my soul is weary</text:span></text:p>
            <text:p text:style-name="P13"><text:span text:style-name="T24">And the day seems oh so long</text:span></text:p>
            <text:p text:style-name="P13"><text:span text:style-name="T24">I just look up to my pilot</text:span></text:p>
            <text:p text:style-name="P13"><text:span text:style-name="T24">And I hear this blessed song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3" draw:master-page-name="Default" presentation:presentation-page-layout-name="AL1T1"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text-style-name="P12" draw:layer="layout" svg:width="28cm" svg:height="12.179cm" svg:x="0cm" svg:y="5.2cm" presentation:class="outline">
          <draw:text-box>
            <text:p text:style-name="P13"><text:span text:style-name="T24">“</text:span><text:span text:style-name="T24">Fear thou not for I’ll be with thee,</text:span></text:p>
            <text:p text:style-name="P13"><text:span text:style-name="T24">I will still they pilot be,</text:span></text:p>
            <text:p text:style-name="P13"><text:span text:style-name="T24">Never mind the tossing billows,</text:span></text:p>
            <text:p text:style-name="P13"><text:span text:style-name="T24">Take my hand and trust in me”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3" draw:master-page-name="Default" presentation:presentation-page-layout-name="AL1T1"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text-style-name="P12" draw:layer="layout" svg:width="28cm" svg:height="12.179cm" svg:x="0cm" svg:y="5.2cm" presentation:class="outline">
          <draw:text-box>
            <text:p text:style-name="P13"><text:span text:style-name="T24">When temptations ‘round me gather</text:span></text:p>
            <text:p text:style-name="P13"><text:span text:style-name="T24">And I almost loose my way</text:span></text:p>
            <text:p text:style-name="P13"><text:span text:style-name="T24">Somehow, in the raging tempest,</text:span></text:p>
            <text:p text:style-name="P13"><text:span text:style-name="T24">I can hear my saviour say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3" draw:master-page-name="Default" presentation:presentation-page-layout-name="AL1T1"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text-style-name="P12" draw:layer="layout" svg:width="28cm" svg:height="12.179cm" svg:x="0cm" svg:y="5.2cm" presentation:class="outline">
          <draw:text-box>
            <text:p text:style-name="P13"><text:span text:style-name="T24">“</text:span><text:span text:style-name="T24">Fear thou not for I’ll be with thee,</text:span></text:p>
            <text:p text:style-name="P13"><text:span text:style-name="T24">I will still they pilot be,</text:span></text:p>
            <text:p text:style-name="P13"><text:span text:style-name="T24">Never mind the tossing billows,</text:span></text:p>
            <text:p text:style-name="P13"><text:span text:style-name="T24">Take my hand and trust in me”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4" draw:master-page-name="Default" presentation:presentation-page-layout-name="AL1T1">
        <draw:frame presentation:style-name="pr4" draw:layer="layout" svg:width="28cm" svg:height="3.507cm" svg:x="0cm" svg:y="0.836cm" presentation:class="title">
          <draw:text-box>
            <text:p>There is none like you</text:p>
          </draw:text-box>
        </draw:frame>
        <draw:frame presentation:style-name="pr6" draw:layer="layout" svg:width="28cm" svg:height="12.179cm" svg:x="0cm" svg:y="5.2cm" presentation:class="outline">
          <draw:text-box>
            <text:p text:style-name="P13"><text:span text:style-name="T24">There is none like you</text:span></text:p>
            <text:p text:style-name="P13"><text:span text:style-name="T24">No one else could touch my heart like you do</text:span></text:p>
            <text:p text:style-name="P13"><text:span text:style-name="T24">I could search for all eternity Lord,</text:span></text:p>
            <text:p text:style-name="P13"><text:span text:style-name="T24">And find there is none like yo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4" draw:master-page-name="Default" presentation:presentation-page-layout-name="AL1T1"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user-transformed="true">
          <draw:text-box>
            <text:list text:style-name="L1">
              <text:list-item>
                <text:p>Your mercy flows like a river wide,</text:p>
              </text:list-item>
              <text:list-item>
                <text:p>And healing comes from Your hand.</text:p>
              </text:list-item>
              <text:list-item>
                <text:p>Suffering children are safe in Your arms,</text:p>
              </text:list-item>
              <text:list-item>
                <text:p>There is none like You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4" draw:master-page-name="Default" presentation:presentation-page-layout-name="AL1T1">
        <draw:frame presentation:style-name="pr4" draw:layer="layout" svg:width="28cm" svg:height="3.507cm" svg:x="0cm" svg:y="0.836cm" presentation:class="title" presentation:placeholder="true" presentation:user-transformed="true">
          <draw:text-box/>
        </draw:frame>
        <draw:frame presentation:style-name="pr6" draw:layer="layout" svg:width="28cm" svg:height="12.179cm" svg:x="0cm" svg:y="5.2cm" presentation:class="outline">
          <draw:text-box>
            <text:p text:style-name="P13"><text:span text:style-name="T24">There is none like you</text:span></text:p>
            <text:p text:style-name="P13"><text:span text:style-name="T24">No one else could touch my heart like you do</text:span></text:p>
            <text:p text:style-name="P13"><text:span text:style-name="T24">I could search for all eternity Lord,</text:span></text:p>
            <text:p text:style-name="P13"><text:span text:style-name="T24">And find there is none like you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3" draw:master-page-name="Default" presentation:presentation-page-layout-name="AL1T1">
        <draw:frame presentation:style-name="pr4" draw:layer="layout" svg:width="28cm" svg:height="3.507cm" svg:x="0cm" svg:y="0.836cm" presentation:class="title">
          <draw:text-box>
            <text:p>I love you Lord</text:p>
          </draw:text-box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I love you Lord</text:p>
              </text:list-item>
              <text:list-item>
                <text:p>And you know I always want to do things right</text:p>
              </text:list-item>
              <text:list-item>
                <text:p>I love you Lord</text:p>
              </text:list-item>
              <text:list-item>
                <text:p>When I think of how I've failed you</text:p>
              </text:list-item>
              <text:list-item>
                <text:p>I could c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3" draw:master-page-name="Default" presentation:presentation-page-layout-name="AL1T1"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And when I hear you calling</text:p>
              </text:list-item>
              <text:list-item>
                <text:p>I want to run and hide</text:p>
              </text:list-item>
              <text:list-item>
                <text:p>Cause you know, I love you s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3" draw:master-page-name="Default" presentation:presentation-page-layout-name="AL1T1"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I love you Lord</text:p>
              </text:list-item>
              <text:list-item>
                <text:p>Although I know my heart might not seem true</text:p>
              </text:list-item>
              <text:list-item>
                <text:p>I love you Lord</text:p>
              </text:list-item>
              <text:list-item>
                <text:p>And I pray for one more chance to prove I d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Default" presentation:presentation-page-layout-name="AL1T1"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I want to leave the past behind</text:p>
              </text:list-item>
              <text:list-item>
                <text:p>And feel your smile again</text:p>
              </text:list-item>
              <text:list-item>
                <text:p>O Lord you know</text:p>
              </text:list-item>
              <text:list-item>
                <text:p>I love you so, I love you s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3" draw:master-page-name="Default" presentation:presentation-page-layout-name="AL1T1"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So if you find it in your heart</text:p>
              </text:list-item>
              <text:list-item>
                <text:p>To let me start again</text:p>
              </text:list-item>
              <text:list-item>
                <text:p>I'll be your witness Lord</text:p>
              </text:list-item>
              <text:list-item>
                <text:p>Your witness Lor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3" draw:master-page-name="Default" presentation:presentation-page-layout-name="AL1T1"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Your witness to the end of my life</text:p>
              </text:list-item>
              <text:list-item>
                <text:p>Let me make it right</text:p>
              </text:list-item>
              <text:list-item>
                <text:p>Let me try again</text:p>
              </text:list-item>
              <text:list-item>
                <text:p>I'll be your witness to the 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3" draw:master-page-name="Default" presentation:presentation-page-layout-name="AL1T1"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So if you find it in your heart</text:p>
              </text:list-item>
              <text:list-item>
                <text:p>To let me start again</text:p>
              </text:list-item>
              <text:list-item>
                <text:p>I'll be your witness Lord</text:p>
              </text:list-item>
              <text:list-item>
                <text:p>Your witness Lord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3" draw:master-page-name="Default" presentation:presentation-page-layout-name="AL1T1"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list text:style-name="L1">
              <text:list-item>
                <text:p>Your witness to the end of my life</text:p>
              </text:list-item>
              <text:list-item>
                <text:p>Let me make it right</text:p>
              </text:list-item>
              <text:list-item>
                <text:p>Let me try again</text:p>
              </text:list-item>
              <text:list-item>
                <text:p>I'll be your witness to the en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3" draw:master-page-name="Default" presentation:presentation-page-layout-name="AL1T1">
        <draw:frame presentation:style-name="pr1" draw:layer="layout" svg:width="25.199cm" svg:height="3.507cm" svg:x="1.4cm" svg:y="0.836cm" presentation:class="title" presentation:user-transformed="true">
          <draw:text-box>
            <text:p>Second Collection</text:p>
          </draw:text-box>
        </draw:frame>
        <draw:frame presentation:style-name="pr5" draw:layer="layout" svg:width="28cm" svg:height="15.8cm" svg:x="0cm" svg:y="5.2cm" presentation:class="outline" presentation:user-transformed="true">
          <draw:text-box>
            <text:p text:style-name="P17"><text:span text:style-name="T11">What you contribute now </text:span></text:p>
            <text:p text:style-name="P17"><text:span text:style-name="T11">is for the support of our </text:span></text:p>
            <text:p text:style-name="P17"><text:span text:style-name="T11">parish and its mission.</text:span></text:p>
            <text:p text:style-name="P17"><text:span text:style-name="T11"/></text:p>
            <text:p text:style-name="P17"><text:span text:style-name="T12">Thank you for your generosity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4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Notices for the week after this sli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4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17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The next slide can be used for videos. </text:p>
              </text:list-item>
              <text:list-item>
                <text:p>Insert the video into the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3" draw:master-page-name="Default" presentation:presentation-page-layout-name="AL1T1">
        <draw:frame presentation:style-name="pr17" draw:layer="layout" svg:width="28cm" svg:height="21cm" svg:x="0cm" svg:y="0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5cm" svg:x="3.075cm" svg:y="2.257cm" draw:page-number="10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3" draw:master-page-name="Default" presentation:presentation-page-layout-name="AL1T1">
        <draw:frame presentation:style-name="pr4" draw:layer="layout" svg:width="25.199cm" svg:height="3.507cm" svg:x="1.4cm" svg:y="0.836cm" presentation:class="title" presentation:placeholder="true" presentation:user-transformed="true">
          <draw:text-box/>
        </draw:frame>
        <draw:frame presentation:style-name="pr8" draw:layer="layout" svg:width="28cm" svg:height="16.239cm" svg:x="0cm" svg:y="5.2cm" presentation:class="outline" presentation:user-transformed="true">
          <draw:text-box>
            <text:list text:style-name="L1">
              <text:list-item>
                <text:p><text:span text:style-name="T1">Priest:</text:span> <text:span text:style-name="T20">The Lord be with you.</text:span></text:p>
              </text:list-item>
              <text:list-item>
                <text:p><text:span text:style-name="T21">All:</text:span> And with your spir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3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0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4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Recessional Hymns after this slid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3" draw:master-page-name="Default" presentation:presentation-page-layout-name="AL1T1">
        <draw:frame presentation:style-name="pr4" draw:layer="layout" svg:width="28cm" svg:height="3.507cm" svg:x="0cm" svg:y="0.836cm" presentation:class="title">
          <draw:text-box>
            <text:p>How great thou art</text:p>
          </draw:text-box>
        </draw:frame>
        <draw:frame presentation:style-name="pr6" draw:text-style-name="P12" draw:layer="layout" svg:width="28cm" svg:height="12.179cm" svg:x="0cm" svg:y="5.2cm" presentation:class="outline" presentation:user-transformed="true">
          <draw:text-box>
            <text:p text:style-name="P27"><text:span text:style-name="T24">O Lord my God, </text:span></text:p>
            <text:p text:style-name="P27"><text:span text:style-name="T24">When I in awesome wonder, </text:span></text:p>
            <text:p text:style-name="P27"><text:span text:style-name="T24">Consider all the worlds</text:span></text:p>
            <text:p text:style-name="P27"><text:span text:style-name="T24">Thy Hands have made; </text:span></text:p>
            <text:p text:style-name="P27"><text:span text:style-name="T2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0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3" draw:master-page-name="Default" presentation:presentation-page-layout-name="AL1T1"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p text:style-name="P27"><text:span text:style-name="T24">I see the stars,</text:span></text:p>
            <text:p text:style-name="P27"><text:span text:style-name="T24"><text:s/></text:span><text:span text:style-name="T24">I hear the rolling thunder, </text:span></text:p>
            <text:p text:style-name="P27"><text:span text:style-name="T24">Thy power throughout </text:span></text:p>
            <text:p text:style-name="P27"><text:span text:style-name="T24">the universe displayed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3" draw:master-page-name="Default" presentation:presentation-page-layout-name="AL1T1"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text-style-name="P12" draw:layer="layout" svg:width="28cm" svg:height="12.179cm" svg:x="0cm" svg:y="5.2cm" presentation:class="outline">
          <draw:text-box>
            <text:p text:style-name="P27"><text:span text:style-name="T24">Then sings my soul, </text:span></text:p>
            <text:p text:style-name="P27"><text:span text:style-name="T24">My Saviour God, to Thee, </text:span></text:p>
            <text:p text:style-name="P27"><text:span text:style-name="T24">How great Thou art, </text:span></text:p>
            <text:p text:style-name="P27"><text:span text:style-name="T24">How great Thou art. 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3" draw:master-page-name="Default" presentation:presentation-page-layout-name="AL1T1"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p text:style-name="P27"><text:span text:style-name="T24">Then sings my soul, </text:span></text:p>
            <text:p text:style-name="P27"><text:span text:style-name="T24">My Saviour God, to Thee, </text:span></text:p>
            <text:p text:style-name="P27"><text:span text:style-name="T24">How great Thou art, </text:span></text:p>
            <text:p text:style-name="P27"><text:span text:style-name="T24">How great Thou art. 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3" draw:master-page-name="Default" presentation:presentation-page-layout-name="AL1T1"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p text:style-name="P27"><text:span text:style-name="T24">When through the woods, </text:span></text:p>
            <text:p text:style-name="P27"><text:span text:style-name="T24">and forest glades I wander, </text:span></text:p>
            <text:p text:style-name="P27"><text:span text:style-name="T24">And hear the birds </text:span></text:p>
            <text:p text:style-name="P27"><text:span text:style-name="T24">Sing sweetly in the trees. </text:span></text:p>
            <text:p text:style-name="P27"><text:span text:style-name="T24"/></text:p>
            <text:p text:style-name="P27"><text:span text:style-name="T25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3" draw:master-page-name="Default" presentation:presentation-page-layout-name="AL1T1"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p text:style-name="P27"><text:span text:style-name="T24">When I look down, </text:span></text:p>
            <text:p text:style-name="P27"><text:span text:style-name="T24">from lofty mountain grandeur</text:span></text:p>
            <text:p text:style-name="P27"><text:span text:style-name="T24"> </text:span><text:span text:style-name="T24">And see the brook, </text:span></text:p>
            <text:p text:style-name="P27"><text:span text:style-name="T24">and feel the gentle breeze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3" draw:master-page-name="Default" presentation:presentation-page-layout-name="AL1T1"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text-style-name="P12" draw:layer="layout" svg:width="28cm" svg:height="12.179cm" svg:x="0cm" svg:y="5.2cm" presentation:class="outline">
          <draw:text-box>
            <text:p text:style-name="P27"><text:span text:style-name="T24">Then sings my soul, </text:span></text:p>
            <text:p text:style-name="P27"><text:span text:style-name="T24">My Saviour God, to Thee, </text:span></text:p>
            <text:p text:style-name="P27"><text:span text:style-name="T24">How great Thou art, </text:span></text:p>
            <text:p text:style-name="P27"><text:span text:style-name="T24">How great Thou art. 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3" draw:master-page-name="Default" presentation:presentation-page-layout-name="AL1T1">
        <draw:frame presentation:style-name="pr4" draw:layer="layout" svg:width="28cm" svg:height="3.507cm" svg:x="0cm" svg:y="0.836cm" presentation:class="title" presentation:placeholder="true">
          <draw:text-box/>
        </draw:frame>
        <draw:frame presentation:style-name="pr6" draw:layer="layout" svg:width="28cm" svg:height="12.179cm" svg:x="0cm" svg:y="5.2cm" presentation:class="outline">
          <draw:text-box>
            <text:p text:style-name="P27"><text:span text:style-name="T24">Then sings my soul, </text:span></text:p>
            <text:p text:style-name="P27"><text:span text:style-name="T24">My Saviour God, to Thee, </text:span></text:p>
            <text:p text:style-name="P27"><text:span text:style-name="T24">How great Thou art, </text:span></text:p>
            <text:p text:style-name="P27"><text:span text:style-name="T24">How great Thou art. 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4" draw:master-page-name="Default" presentation:presentation-page-layout-name="AL1T1">
        <draw:frame presentation:style-name="pr1" draw:layer="layout" svg:width="28cm" svg:height="3.507cm" svg:x="0cm" svg:y="0.836cm" presentation:class="title" presentation:placeholder="true">
          <draw:text-box/>
        </draw:frame>
        <draw:frame presentation:style-name="pr2" draw:layer="layout" svg:width="28cm" svg:height="15.8cm" svg:x="0cm" svg:y="5.2cm" presentation:class="outline" presentation:user-transformed="true">
          <draw:text-box>
            <text:list text:style-name="L1">
              <text:list-item>
                <text:p><text:span text:style-name="T1">This slide is hidden.</text:span></text:p>
              </text:list-item>
              <text:list-item>
                <text:p>Insert the final slide her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Arial2" svg:font-family="Arial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8cm" fo:text-align="center" fo:text-indent="0cm"/>
      <style:text-properties fo:color="#ffffff" style:text-outline="false" style:text-line-through-styl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center" fo:text-indent="0cm"/>
      <style:text-properties fo:color="#ffffff" style:text-outline="false" style:text-line-through-style="none" style:font-name="Verdana1" fo:font-family="Verdana" style:font-family-generic="swiss" style:font-pitch="variable" fo:font-size="36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font-name="Verdana1" fo:font-family="Verdana" style:font-family-generic="swiss" style:font-pitch="variable" fo:font-size="40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fo:padding-top="0.076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049cm" fo:margin-right="0cm" fo:margin-top="0cm" fo:margin-bottom="0.5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39.7000007629394pt" fo:font-style="normal" fo:text-shadow="none" style:text-underline-style="none" fo:font-weight="normal" style:letter-kerning="true" style:font-name-asian="DejaVu Sans1" style:font-family-asian="'DejaVu Sans'" style:font-pitch-asian="variable" style:font-size-asian="36pt" style:font-style-asian="normal" style:font-weight-asian="normal" style:font-name-complex="DejaVu Sans1" style:font-family-complex="'DejaVu Sans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273cm" fo:margin-right="0cm" fo:margin-top="0cm" fo:margin-bottom="0.397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style:font-name="Arial1" fo:font-family="Arial" style:font-pitch="variable" fo:font-size="27.6000003814697pt" fo:font-style="normal" fo:text-shadow="none" style:text-underline-style="none" fo:font-weight="normal" style:font-name-asian="DejaVu Sans1" style:font-family-asian="'DejaVu Sans'" style:font-pitch-asian="variable" style:font-size-asian="25pt" style:font-style-asian="normal" style:font-weight-asian="normal" style:font-name-complex="DejaVu Sans1" style:font-family-complex="'DejaVu Sans'" style:font-pitch-complex="variable" style:font-size-complex="25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498cm" fo:margin-right="0cm" fo:margin-top="0cm" fo:margin-bottom="0.3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style:font-name="Arial1" fo:font-family="Arial" style:font-pitch="variable" fo:font-size="24.2999992370605pt" fo:font-style="normal" fo:text-shadow="none" style:text-underline-style="none" fo:font-weight="normal" style:font-name-asian="DejaVu Sans1" style:font-family-asian="'DejaVu Sans'" style:font-pitch-asian="variable" style:font-size-asian="22pt" style:font-style-asian="normal" style:font-weight-asian="normal" style:font-name-complex="DejaVu Sans1" style:font-family-complex="'DejaVu Sans'" style:font-pitch-complex="variable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9cm" fo:margin-right="0cm" fo:margin-top="0cm" fo:margin-bottom="0.198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style:font-name="Arial1" fo:font-family="Arial" style:font-pitch="variable" fo:font-size="19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3cm" fo:margin-right="0cm" fo:margin-top="0cm" fo:margin-bottom="0.101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style:font-name="Arial1" fo:font-family="Arial" style:font-pitch="variable" fo:font-size="19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3cm" fo:margin-right="0cm" fo:margin-top="0cm" fo:margin-bottom="0.101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style:font-name="Arial1" fo:font-family="Arial" style:font-pitch="variable" fo:font-size="19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3cm" fo:margin-right="0cm" fo:margin-top="0cm" fo:margin-bottom="0.101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style:font-name="Arial1" fo:font-family="Arial" style:font-pitch="variable" fo:font-size="19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3cm" fo:margin-right="0cm" fo:margin-top="0cm" fo:margin-bottom="0.101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style:font-name="Arial1" fo:font-family="Arial" style:font-pitch="variable" fo:font-size="19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3cm" fo:margin-right="0cm" fo:margin-top="0cm" fo:margin-bottom="0.101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style:font-name="Arial1" fo:font-family="Arial" style:font-pitch="variable" fo:font-size="19.8999996185303pt" fo:font-style="normal" fo:text-shadow="none" style:text-underline-style="none" fo:font-weight="normal" style:font-name-asian="DejaVu Sans1" style:font-family-asian="'DejaVu Sans'" style:font-pitch-asian="variable" style:font-size-asian="18pt" style:font-style-asian="normal" style:font-weight-asian="normal" style:font-name-complex="DejaVu Sans1" style:font-family-complex="'DejaVu Sans'" style:font-pitch-complex="variable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4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66" style:text-outline="false" style:text-line-through-style="none" style:text-position="0% 100%" style:font-name="Verdana1" fo:font-family="Verdana" style:font-family-generic="swiss" style:font-pitch="variable" fo:font-size="51.5999984741211pt" fo:font-style="normal" fo:text-shadow="none" style:text-underline-style="none" fo:font-weight="bold" style:letter-kerning="true" style:font-name-asian="DejaVu Sans1" style:font-family-asian="'DejaVu Sans'" style:font-pitch-asian="variable" style:font-size-asian="40pt" style:font-style-asian="normal" style:font-weight-asian="bold" style:font-name-complex="DejaVu Sans1" style:font-family-complex="'DejaVu Sans'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solid" draw:fill-color="#000000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1-backgroundobjects">
      <style:graphic-properties draw:stroke="none" draw:fill="none" draw:fill-color="#ffffff" draw:auto-grow-height="false" fo:min-height="1.314cm"/>
    </style:style>
    <style:style style:name="Mpr8" style:family="presentation" style:parent-style-name="Title1-backgroundobjects" style:list-style-name="ML5">
      <style:graphic-properties draw:stroke="none" draw:fill="none" draw:fill-color="#ffffff" draw:textarea-horizontal-align="lef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5">
      <style:graphic-properties draw:stroke="none" draw:fill="none" draw:fill-color="#ffffff" draw:textarea-horizontal-align="right" draw:textarea-vertical-align="top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0" style:family="presentation" style:parent-style-name="Title1-backgroundobjects" style:list-style-name="ML5">
      <style:graphic-properties draw:stroke="none" draw:fill="none" draw:fill-color="#ffffff" draw:textarea-horizontal-align="lef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r11" style:family="presentation" style:parent-style-name="Title1-backgroundobjects" style:list-style-name="ML5">
      <style:graphic-properties draw:stroke="none" draw:fill="none" draw:fill-color="#ffffff" draw:textarea-horizontal-align="right" draw:textarea-vertical-align="bottom" draw:auto-grow-height="false" draw:auto-grow-width="false" fo:min-height="1.262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93%" fo:text-indent="0cm" style:line-break="strict" style:writing-mode="lr-tb"/>
    </style:style>
    <style:style style:name="MP7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8" style:family="paragraph">
      <style:paragraph-properties fo:margin-left="0cm" fo:margin-right="0cm" fo:line-height="93%" fo:text-align="end" fo:text-indent="0cm" style:line-break="strict" style:writing-mode="lr-tb"/>
    </style:style>
    <style:style style:name="MP9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Times New Roman" fo:font-size="14pt" fo:language="en" fo:country="AU" style:font-name-asian="DejaVu Sans1" style:font-size-asian="14pt" style:font-name-complex="DejaVu Sans1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8cm" svg:height="3.507cm" svg:x="0cm" svg:y="0.836cm" presentation:class="title" presentation:placeholder="true">
        <draw:text-box/>
      </draw:frame>
      <draw:frame presentation:style-name="Mpr1" draw:layer="backgroundobjects" svg:width="28cm" svg:height="12.179cm" svg:x="0cm" svg:y="5.2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draw:frame presentation:style-name="ChoirMass-title" draw:layer="backgroundobjects" svg:width="28cm" svg:height="3.506cm" svg:x="0cm" svg:y="0.837cm" presentation:class="title" presentation:placeholder="true">
        <draw:text-box/>
      </draw:frame>
      <draw:frame presentation:style-name="Mpr4" draw:layer="backgroundobjects" svg:width="28cm" svg:height="12.179cm" svg:x="0cm" svg:y="5.2cm" presentation:class="outline">
        <draw:text-box>
          <text:p>Click to edit the outline text format</text:p>
        </draw:text-box>
      </draw:frame>
      <presentation:notes style:page-layout-name="PM2"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presentation:style-name="Title1-title" draw:layer="backgroundobjects" svg:width="27.99cm" svg:height="3.496cm" svg:x="-0.001cm" svg:y="0.834cm" presentation:class="title" presentation:placeholder="true">
        <draw:text-box/>
      </draw:frame>
      <draw:frame presentation:style-name="Title1-outline1" draw:layer="backgroundobjects" svg:width="27.99cm" svg:height="12.168cm" svg:x="-0.001cm" svg:y="5.2cm" presentation:class="outline" presentation:placeholder="true">
        <draw:text-box/>
      </draw:frame>
      <draw:frame presentation:style-name="Mpr7" draw:text-style-name="MP1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4cm" svg:height="1.447cm" svg:x="9.575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7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rect draw:style-name="Mgr3" draw:text-style-name="MP4" draw:layer="backgroundobjects" svg:width="21cm" svg:height="29.7cm" svg:x="0cm" svg:y="0cm">
          <text:p/>
        </draw:rect>
        <draw:custom-shape draw:style-name="Mgr4" draw:text-style-name="MP5" draw:layer="backgroundobjects" svg:width="21cm" svg:height="29.7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6cm" svg:height="11.128cm" svg:x="3.072cm" svg:y="2.256cm" presentation:class="page"/>
        <draw:frame presentation:style-name="Title1-notes" draw:layer="backgroundobjects" svg:width="16.79cm" svg:height="13.354cm" svg:x="2.098cm" svg:y="14.106cm" presentation:class="notes" presentation:placeholder="true">
          <draw:text-box/>
        </draw:frame>
        <draw:frame presentation:style-name="Mpr8" draw:text-style-name="MP7" draw:layer="backgroundobjects" svg:width="9.1cm" svg:height="1.474cm" svg:x="-0.001cm" svg:y="-0.001cm" presentation:class="header">
          <draw:text-box>
            <text:list text:style-name="ML5">
              <text:list-header>
                <text:p text:style-name="MP6"><text:span text:style-name="MT2"><presentation:header/></text:span></text:p>
              </text:list-header>
            </text:list>
          </draw:text-box>
        </draw:frame>
        <draw:frame presentation:style-name="Mpr9" draw:text-style-name="MP9" draw:layer="backgroundobjects" svg:width="9.1cm" svg:height="1.474cm" svg:x="11.884cm" svg:y="-0.001cm" presentation:class="date-time">
          <draw:text-box>
            <text:list text:style-name="ML5">
              <text:list-header>
                <text:p text:style-name="MP8"><text:span text:style-name="MT2"><presentation:date-time/></text:span></text:p>
              </text:list-header>
            </text:list>
          </draw:text-box>
        </draw:frame>
        <draw:frame presentation:style-name="Mpr10" draw:text-style-name="MP7" draw:layer="backgroundobjects" svg:width="9.1cm" svg:height="1.474cm" svg:x="-0.001cm" svg:y="28.213cm" presentation:class="footer">
          <draw:text-box>
            <text:list text:style-name="ML5">
              <text:list-header>
                <text:p text:style-name="MP6"><text:span text:style-name="MT2"><presentation:footer/></text:span></text:p>
              </text:list-header>
            </text:list>
          </draw:text-box>
        </draw:frame>
        <draw:frame presentation:style-name="Mpr11" draw:text-style-name="MP9" draw:layer="backgroundobjects" svg:width="9.1cm" svg:height="1.474cm" svg:x="11.884cm" svg:y="28.213cm" presentation:class="page-number">
          <draw:text-box>
            <text:list text:style-name="ML5">
              <text:list-header>
                <text:p text:style-name="MP8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4-02-01T09:05:42.757859736</dc:date>
    <dc:creator>irvy </dc:creator>
    <meta:editing-duration>PT1H49M33S</meta:editing-duration>
    <meta:editing-cycles>21</meta:editing-cycles>
    <meta:generator>LibreOffice/4.1.3.2$Linux_x86 LibreOffice_project/410m0$Build-2</meta:generator>
    <meta:document-statistic meta:object-count="492"/>
  </office:meta>
</office:document-meta>
</file>